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idsem Presentation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Pollard Rho Facto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gorithm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lgorithm accepts an positive integer n </text:p>
              </text:list-item>
              <text:list-item>
                <text:p>It returns a non trivial divisor of n (neither 1 nor n)</text:p>
              </text:list-item>
              <text:list-item>
                <text:p>It returns false if n is prime</text:p>
              </text:list-item>
              <text:list-item>
                <text:p>It is based on birthday parado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ilure Rat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Pollard Rho Factorization is said to fail if</text:p>
              </text:list-header>
              <text:list-item>
                <text:p>It returns False and n is not prime</text:p>
              </text:list-item>
              <text:list-item>
                <text:p>It returns an number which is not a divisor of n</text:p>
              </text:list-item>
              <text:list-item>
                <text:p>Failure rate is the number of times the function failed in percentage when used by a particular given function f </text:p>
                <text:p/>
              </text:list-item>
              <text:list-item>
                <text:p>In our testing of pollard rho , it never returned a number which is not a divisor of n</text:p>
              </text:list-item>
              <text:list-item>
                <text:p>But it returned a number which is not prim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e measure the performace of the pollard rho Factorization algorithm in terms of running time for a trial of n executions</text:p>
              </text:list-item>
              <text:list-item>
                <text:p>During each trial we run the pollard rho factorization function to factor numbers from 2 to n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s </text:p>
          </draw:text-box>
        </draw:frame>
        <draw:frame presentation:style-name="pr8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>We ran the algorithm for different functions </text:p>
              </text:list-item>
              <text:list-item>
                <text:p>1 . <text:s/>x^2 – 1</text:p>
              </text:list-item>
              <text:list-item>
                <text:p>2.<text:tab/> x^2 +<text:tab/>1</text:p>
              </text:list-item>
              <text:list-item>
                <text:p>3. <text:s/>x^3 <text:tab/>-<text:tab/>1</text:p>
              </text:list-item>
              <text:list-item>
                <text:p>4. <text:s/>4 x^2 – 2x + 41 (Euler Prime equation)</text:p>
              </text:list-item>
              <text:list-item>
                <text:p>5. <text:s/>x + sqrt(n)</text:p>
              </text:list-item>
              <text:list-item>
                <text:p>6. <text:s/>x + sqrt(x) + 1</text:p>
              </text:list-item>
              <text:list-item>
                <text:p>7. <text:s/>x^2 + 3 <text:line-break/>All functions are modulo n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ults 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f we see the performance results , the function </text:p>
                <text:p/>
                <text:list>
                  <text:list-header>
                    <text:p><text:s/>f(x) = x + sqrt(n) has zero percent failure rate for large number of simulations.</text:p>
                  </text:list-header>
                  <text:list-item>
                    <text:p>This means that instead of using our original function of pollard x^2 + 1 and running the algorithm multiple times, we can run the algorithm only once using our function f(x) = x + sqrt(n) </text:p>
                    <text:p>We can speed up the algorithm by already storing the values of sqrt(n) in our algorithm 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8:04:55.866524261</meta:creation-date>
    <meta:editing-duration>PT5M59S</meta:editing-duration>
    <meta:editing-cycles>2</meta:editing-cycles>
    <meta:generator>LibreOffice/6.2.7.1$Linux_X86_64 LibreOffice_project/20$Build-1</meta:generator>
    <dc:title>Beehive</dc:title>
    <dc:date>2019-10-17T19:13:26.324933674</dc:date>
    <meta:document-statistic meta:object-count="59"/>
  </office:meta>
</office:document-meta>
</file>